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versiones numericas de distintas bases</text:p>
      <text:p text:style-name="Standard"><text:a xlink:type="simple" xlink:href="http://www.terra.es/personal/jgmoyay/pruebahexint.htm">http://www.terra.es/personal/jgmoyay/pruebahexint.htm</text:a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p User</meta:initial-creator>
    <meta:creation-date>2012-02-15T23:53:40</meta:creation-date>
    <meta:document-statistic meta:table-count="0" meta:image-count="0" meta:object-count="0" meta:page-count="1" meta:paragraph-count="2" meta:word-count="6" meta:character-count="95"/>
    <dc:date>2012-02-15T23:54:07</dc:date>
    <dc:creator>Hp User</dc:creator>
    <meta:editing-duration>PT28S</meta:editing-duration>
    <meta:editing-cycles>1</meta:editing-cycles>
    <meta:generator>LibreOffice/3.3$Unix LibreOffice_project/330m19$Build-301</meta:generator>
  </office:meta>
</office:document-meta>
</file>